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olo1" style:master-page-name="MP0" style:family="paragraph">
      <style:paragraph-properties fo:break-before="page"/>
      <style:text-properties style:use-window-font-color="true"/>
    </style:style>
    <style:style style:name="P2" style:parent-style-name="Titolo1" style:family="paragraph">
      <style:text-properties style:use-window-font-color="true"/>
    </style:style>
  </office:automatic-styles>
  <office:body>
    <office:text text:use-soft-page-breaks="true">
      <text:h text:style-name="P1" text:outline-level="1">Razionale di esecuzione delle prove</text:h>
      <text:p text:style-name="Normale">Abbiamo iniziato effettuando semplici fotogrammi del piede, durante l’intervallo di rotazione utilizzando 3 marker posti rispettivamente sulla tibia , malleolo e base dell’alluce. Tuttavia, durante la fase di stima dei centri abbiamo osservato delle distorsioni notevoli sul risultato finale, dovute sia a minimi spostamenti del piede durante la rotazione e sia alla distorsione dovuta alla messa a fuoco. Per ovviare a tale problema abbiamo pensato di eseguire un video dell’intera<text:s/>rotazione, realizzando 5 fotogrammi 2 associate alla dorsiflessione , 2 alla plantarflessione e una alla posizione a riposo<text:s/>cosi<text:s/>da eliminare il più possibile effetti distorsivi e possibili movimenti, inoltre abbiamo aggiunto due ulteriori marker nella zona della tibia<text:s/>a formare un triangolo<text:s/>, per migliorare la stima del centro e verificare la distorsione della pelle in tale zona<text:s/>eseguendo delle verifiche sulla lunghezza dei lati del triangolo<text:s/>.</text:p>
      <text:h text:style-name="P2" text:outline-level="1">Descrizione della procedura di determinazione dei centri della rotazione finita</text:h>
      <text:p text:style-name="Normale">Per determinare i centri di rotazione finita abbiamo in primo luogo caricato le varie immagini su Solidworks partendo dalla posizione a riposo da li abbiamo inserito dei punti in corrispondenza dei marker, abbiamo poi sovrapposto i fotogrammi relativi alla flessione plantare individuando altri punti associati ai marker, successivamente abbiamo preso i tre punti relativi allo stesso marker per identificare una circonferenza<text:s/>e stimare il suo centro. Abbiamo ripetuto tale procedura per ognuno dei tre marker e per l’intervallo di flessione plantare.</text:p>
      <text:h text:style-name="Titolo2" text:outline-level="2">Scelta del centro più rappresentativo</text:h>
      <text:p text:style-name="Normale">Con la procedura appena illustrata sono stati stimati 6 centri di rotazione differenti, in seguito abbiamo quindi effettuato la media dei punti ricavati, ottenendo il punto che stima al meglio la posizione del centro di rotazione dell’articolazione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oardo stati</meta:initial-creator>
    <dc:creator>edoardo stati</dc:creator>
    <meta:creation-date>2024-11-19T11:22:00Z</meta:creation-date>
    <dc:date>2024-11-19T11:39:00Z</dc:date>
    <meta:template xlink:href="Normal" xlink:type="simple"/>
    <meta:editing-cycles>3</meta:editing-cycles>
    <meta:editing-duration>PT1080S</meta:editing-duration>
    <meta:document-statistic meta:page-count="1" meta:paragraph-count="3" meta:word-count="282" meta:character-count="1887" meta:row-count="13" meta:non-whitespace-character-count="1608"/>
  </office:meta>
</office:document-meta>
</file>